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70000019872644F28F4799235.png" manifest:media-type="image/png"/>
  <manifest:file-entry manifest:full-path="Pictures/100234B400007B1800002A2BB7363B05963BEB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85cm" fo:min-width="1.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45cm" fo:min-width="1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8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1.5cm"/>
    </style:style>
    <style:style style:name="gr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49cm" fo:min-width="5.9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0.5cm"/>
    </style:style>
    <style:style style:name="gr1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6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7.8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1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09cm" fo:min-width="1.6cm"/>
    </style:style>
    <style:style style:name="gr18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0.89cm"/>
    </style:style>
    <style:style style:name="gr20" style:family="graphic" style:parent-style-name="objectwithoutfill">
      <style:graphic-properties svg:stroke-width="0.06cm" svg:stroke-color="#282828" draw:marker-start-width="0.29cm" draw:marker-end-width="0.29cm" draw:fill="solid" draw:textarea-vertical-align="middle" fo:padding-top="0.155cm" fo:padding-bottom="0.155cm" fo:padding-left="0.28cm" fo:padding-right="0.2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4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style:font-name="aakar" fo:font-size="24pt" fo:font-weight="normal" style:font-size-asian="18pt" style:font-size-complex="18pt"/>
    </style:style>
    <style:style style:name="T2" style:family="text">
      <style:text-properties style:font-name="aakar1" fo:font-size="16pt" fo:font-weight="normal" style:font-size-asian="18pt" style:font-size-complex="18pt"/>
    </style:style>
    <style:style style:name="T3" style:family="text">
      <style:text-properties style:font-name="aakar1" fo:font-size="16pt" style:font-size-asian="18pt" style:font-size-complex="18pt"/>
    </style:style>
    <style:style style:name="T4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6" style:family="text">
      <style:text-properties style:font-name="aakar1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5.1cm" svg:x="0.4cm" svg:y="-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5.7cm" svg:x="9cm" svg:y="-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3cm" svg:height="1.3cm" svg:x="17.2cm" svg:y="6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2cm" svg:height="1.2cm" svg:x="17.3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052cm" svg:height="1.191cm" svg:x="17.369cm" svg:y="0.449cm">
            <draw:text-box>
              <text:p><text:span text:style-name="T1">C</text:span></text:p>
            </draw:text-box>
          </draw:frame>
        </draw:g>
        <draw:g>
          <draw:custom-shape draw:style-name="gr4" draw:text-style-name="P2" draw:layer="layout" svg:width="1.2cm" svg:height="1.2cm" svg:x="0.401cm" svg:y="0.286cm">
            <text:p text:style-name="P4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2cm" svg:height="1.2cm" svg:x="0.402cm" svg:y="0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1.099cm" svg:height="1.191cm" svg:x="0.501cm" svg:y="0.386cm">
            <draw:text-box>
              <text:p><text:span text:style-name="T1">A</text:span></text:p>
            </draw:text-box>
          </draw:frame>
        </draw:g>
        <draw:g>
          <draw:custom-shape draw:style-name="gr4" draw:text-style-name="P2" draw:layer="layout" svg:width="1.2cm" svg:height="1.2cm" svg:x="9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052cm" svg:height="1.191cm" svg:x="9.1cm" svg:y="0.4cm">
            <draw:text-box>
              <text:p><text:span text:style-name="T1">B</text:span></text:p>
            </draw:text-box>
          </draw:frame>
        </draw:g>
        <draw:frame draw:style-name="gr7" draw:text-style-name="P5" draw:layer="layout" svg:width="28.909cm" svg:height="9.9cm" svg:x="-1cm" svg:y="1.3cm">
          <draw:image xlink:href="Pictures/100234B400007B1800002A2BB7363B05963BEB97.svg" xlink:type="simple" xlink:show="embed" xlink:actuate="onLoad" loext:mime-type="image/svg+xml">
            <text:p/>
          </draw:image>
          <draw:image xlink:href="Pictures/10000201000004A70000019872644F28F4799235.png" xlink:type="simple" xlink:show="embed" xlink:actuate="onLoad" loext:mime-type="image/png"/>
        </draw:frame>
        <draw:custom-shape draw:style-name="gr8" draw:text-style-name="P1" draw:layer="layout" svg:width="2cm" svg:height="7.701cm" svg:x="0.1cm" svg:y="2.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5cm" svg:height="0.878cm" svg:x="0.9cm" svg:y="7.683cm">
          <draw:text-box>
            <text:p><text:span text:style-name="T2">200</text:span></text:p>
          </draw:text-box>
        </draw:frame>
        <draw:frame draw:style-name="gr9" draw:text-style-name="P6" draw:layer="layout" svg:width="1.7cm" svg:height="0.878cm" svg:x="0.6cm" svg:y="2.74cm">
          <draw:text-box>
            <text:p><text:span text:style-name="T2">1000</text:span></text:p>
          </draw:text-box>
        </draw:frame>
        <draw:frame draw:style-name="gr9" draw:text-style-name="P7" draw:layer="layout" svg:width="3cm" svg:height="0.878cm" draw:transform="rotate (1.5707963267949) translate (0.1cm 6.901cm)">
          <draw:text-box>
            <text:p><text:span text:style-name="T3">Incid</text:span><text:span text:style-name="T3">ence</text:span></text:p>
          </draw:text-box>
        </draw:frame>
        <draw:frame draw:style-name="gr9" draw:text-style-name="P6" draw:layer="layout" svg:width="1.475cm" svg:height="0.878cm" svg:x="0.9cm" svg:y="6.46cm">
          <draw:text-box>
            <text:p><text:span text:style-name="T2">400</text:span></text:p>
          </draw:text-box>
        </draw:frame>
        <draw:frame draw:style-name="gr9" draw:text-style-name="P6" draw:layer="layout" svg:width="1.475cm" svg:height="0.878cm" svg:x="0.9cm" svg:y="5.22cm">
          <draw:text-box>
            <text:p><text:span text:style-name="T2">600</text:span></text:p>
          </draw:text-box>
        </draw:frame>
        <draw:frame draw:style-name="gr9" draw:text-style-name="P6" draw:layer="layout" svg:width="1.475cm" svg:height="0.878cm" svg:x="0.9cm" svg:y="4.01cm">
          <draw:text-box>
            <text:p><text:span text:style-name="T2">800</text:span></text:p>
          </draw:text-box>
        </draw:frame>
        <draw:custom-shape draw:style-name="gr10" draw:text-style-name="P1" draw:layer="layout" svg:width="6.4cm" svg:height="1.599cm" svg:x="2.2cm" svg:y="9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cm" svg:height="1.599cm" svg:x="10.7cm" svg:y="9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cm" svg:height="1.599cm" svg:x="18.9cm" svg:y="9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7.701cm" svg:x="9.1cm" svg:y="1.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0.89cm" svg:height="0.878cm" draw:transform="rotate (1.5707963267949) translate (9.45cm 3.34cm)">
          <draw:text-box>
            <text:p><text:span text:style-name="T4">t</text:span></text:p>
          </draw:text-box>
        </draw:frame>
        <draw:frame draw:style-name="gr12" draw:text-style-name="P10" draw:layer="layout" svg:width="6.8cm" svg:height="1.505cm" draw:transform="rotate (1.5707963267949) translate (8.668cm 9.1cm)">
          <draw:text-box>
            <text:p text:style-name="P9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</draw:text-box>
        </draw:frame>
        <draw:custom-shape draw:style-name="gr11" draw:text-style-name="P1" draw:layer="layout" svg:width="1cm" svg:height="7.701cm" svg:x="16.9cm" svg:y="1.7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601cm" svg:height="0.878cm" draw:transform="rotate (1.5707963267949) translate (17.2cm 7.901cm)">
          <draw:text-box>
            <text:p><text:span text:style-name="T3">Weekly error (%)</text:span></text:p>
          </draw:text-box>
        </draw:frame>
        <draw:custom-shape draw:style-name="gr13" draw:text-style-name="P1" draw:layer="layout" svg:width="6.5cm" svg:height="1.3cm" svg:x="2.4cm" svg:y="9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3cm" svg:height="1.9cm" svg:x="0.3cm" svg:y="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cm" svg:height="0.9cm" svg:x="2.275cm" svg:y="10.5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3cm" svg:height="1.9cm" svg:x="0.375cm" svg:y="9.483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0.7cm" svg:height="0.9cm" svg:x="1.575cm" svg:y="8.883cm">
          <draw:text-box>
            <text:p><text:span text:style-name="T2">0</text:span></text:p>
          </draw:text-box>
        </draw:frame>
        <draw:frame draw:style-name="gr9" draw:text-style-name="P6" draw:layer="layout" svg:width="1.8cm" svg:height="0.878cm" draw:transform="rotate (0.785398163397448) translate (1.727cm 10.448cm)">
          <draw:text-box>
            <text:p><text:span text:style-name="T2">04/11</text:span></text:p>
          </draw:text-box>
        </draw:frame>
        <draw:frame draw:style-name="gr9" draw:text-style-name="P6" draw:layer="layout" svg:width="1.8cm" svg:height="0.878cm" draw:transform="rotate (0.785398163397448) translate (2.627cm 10.448cm)">
          <draw:text-box>
            <text:p><text:span text:style-name="T2">18/11</text:span></text:p>
          </draw:text-box>
        </draw:frame>
        <draw:frame draw:style-name="gr9" draw:text-style-name="P6" draw:layer="layout" svg:width="1.8cm" svg:height="0.878cm" draw:transform="rotate (0.785398163397448) translate (3.527cm 10.448cm)">
          <draw:text-box>
            <text:p><text:span text:style-name="T2">02/12</text:span></text:p>
          </draw:text-box>
        </draw:frame>
        <draw:frame draw:style-name="gr9" draw:text-style-name="P6" draw:layer="layout" svg:width="1.8cm" svg:height="0.878cm" draw:transform="rotate (0.785398163397448) translate (4.327cm 10.448cm)">
          <draw:text-box>
            <text:p><text:span text:style-name="T2">16/12</text:span></text:p>
          </draw:text-box>
        </draw:frame>
        <draw:frame draw:style-name="gr9" draw:text-style-name="P6" draw:layer="layout" svg:width="1.8cm" svg:height="0.878cm" draw:transform="rotate (0.785398163397448) translate (5.227cm 10.448cm)">
          <draw:text-box>
            <text:p><text:span text:style-name="T2">3</text:span><text:span text:style-name="T2">0</text:span><text:span text:style-name="T2">/</text:span><text:span text:style-name="T2">1</text:span><text:span text:style-name="T2">2</text:span></text:p>
          </draw:text-box>
        </draw:frame>
        <draw:frame draw:style-name="gr9" draw:text-style-name="P6" draw:layer="layout" svg:width="1.8cm" svg:height="0.878cm" draw:transform="rotate (0.785398163397448) translate (6.127cm 10.448cm)">
          <draw:text-box>
            <text:p><text:span text:style-name="T2">1</text:span><text:span text:style-name="T2">3</text:span><text:span text:style-name="T2">/</text:span><text:span text:style-name="T2">0</text:span><text:span text:style-name="T2">1</text:span></text:p>
          </draw:text-box>
        </draw:frame>
        <draw:frame draw:style-name="gr9" draw:text-style-name="P6" draw:layer="layout" svg:width="1.8cm" svg:height="0.878cm" draw:transform="rotate (0.785398163397448) translate (7.027cm 10.448cm)">
          <draw:text-box>
            <text:p><text:span text:style-name="T2">27/</text:span><text:span text:style-name="T2">01</text:span></text:p>
          </draw:text-box>
        </draw:frame>
        <draw:frame draw:style-name="gr16" draw:text-style-name="P7" draw:layer="layout" svg:width="4.7cm" svg:height="0.9cm" svg:x="2.975cm" svg:y="10.783cm">
          <draw:text-box>
            <text:p><text:span text:style-name="T3">Dat</text:span><text:span text:style-name="T3">e </text:span><text:span text:style-name="T3">(day</text:span><text:span text:style-name="T3">/mo</text:span><text:span text:style-name="T3">nth)</text:span></text:p>
          </draw:text-box>
        </draw:frame>
        <draw:custom-shape draw:style-name="gr13" draw:text-style-name="P1" draw:layer="layout" svg:width="6.5cm" svg:height="1.3cm" svg:x="19.1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8cm" svg:height="0.878cm" draw:transform="rotate (0.785398163397448) translate (18.527cm 10.448cm)">
          <draw:text-box>
            <text:p><text:span text:style-name="T2">04/11</text:span></text:p>
          </draw:text-box>
        </draw:frame>
        <draw:frame draw:style-name="gr9" draw:text-style-name="P6" draw:layer="layout" svg:width="1.8cm" svg:height="0.878cm" draw:transform="rotate (0.785398163397448) translate (19.427cm 10.448cm)">
          <draw:text-box>
            <text:p><text:span text:style-name="T2">18/1</text:span><text:span text:style-name="T2">1</text:span></text:p>
          </draw:text-box>
        </draw:frame>
        <draw:frame draw:style-name="gr9" draw:text-style-name="P6" draw:layer="layout" svg:width="1.8cm" svg:height="0.878cm" draw:transform="rotate (0.785398163397448) translate (20.327cm 10.448cm)">
          <draw:text-box>
            <text:p><text:span text:style-name="T2">02/</text:span><text:span text:style-name="T2">12</text:span></text:p>
          </draw:text-box>
        </draw:frame>
        <draw:frame draw:style-name="gr9" draw:text-style-name="P6" draw:layer="layout" svg:width="1.8cm" svg:height="0.878cm" draw:transform="rotate (0.785398163397448) translate (21.127cm 10.448cm)">
          <draw:text-box>
            <text:p><text:span text:style-name="T2">16/12</text:span></text:p>
          </draw:text-box>
        </draw:frame>
        <draw:frame draw:style-name="gr9" draw:text-style-name="P6" draw:layer="layout" svg:width="1.8cm" svg:height="0.878cm" draw:transform="rotate (0.785398163397448) translate (22.027cm 10.448cm)">
          <draw:text-box>
            <text:p><text:span text:style-name="T2">30</text:span><text:span text:style-name="T2">/1</text:span><text:span text:style-name="T2">2</text:span></text:p>
          </draw:text-box>
        </draw:frame>
        <draw:frame draw:style-name="gr9" draw:text-style-name="P6" draw:layer="layout" svg:width="1.8cm" svg:height="0.878cm" draw:transform="rotate (0.785398163397448) translate (22.927cm 10.448cm)">
          <draw:text-box>
            <text:p><text:span text:style-name="T2">1</text:span><text:span text:style-name="T2">3</text:span><text:span text:style-name="T2">/</text:span><text:span text:style-name="T2">0</text:span><text:span text:style-name="T2">1</text:span></text:p>
          </draw:text-box>
        </draw:frame>
        <draw:frame draw:style-name="gr9" draw:text-style-name="P6" draw:layer="layout" svg:width="1.8cm" svg:height="0.878cm" draw:transform="rotate (0.785398163397448) translate (23.78cm 10.453cm)">
          <draw:text-box>
            <text:p><text:span text:style-name="T2">27</text:span><text:span text:style-name="T2">/0</text:span><text:span text:style-name="T2">1</text:span></text:p>
          </draw:text-box>
        </draw:frame>
        <draw:frame draw:style-name="gr16" draw:text-style-name="P7" draw:layer="layout" svg:width="4.7cm" svg:height="0.9cm" svg:x="19.875cm" svg:y="10.783cm">
          <draw:text-box>
            <text:p><text:span text:style-name="T3">D</text:span><text:span text:style-name="T3">a</text:span><text:span text:style-name="T3">t</text:span><text:span text:style-name="T3">e </text:span><text:span text:style-name="T3">(</text:span><text:span text:style-name="T3">d</text:span><text:span text:style-name="T3">a</text:span><text:span text:style-name="T3">y</text:span><text:span text:style-name="T3">/</text:span><text:span text:style-name="T3">m</text:span><text:span text:style-name="T3">o</text:span><text:span text:style-name="T3">n</text:span><text:span text:style-name="T3">t</text:span><text:span text:style-name="T3">h</text:span><text:span text:style-name="T3">)</text:span></text:p>
          </draw:text-box>
        </draw:frame>
        <draw:custom-shape draw:style-name="gr10" draw:text-style-name="P1" draw:layer="layout" svg:width="6.4cm" svg:height="1.599cm" svg:x="10.501cm" svg:y="9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5cm" svg:height="1.3cm" svg:x="10.701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8cm" svg:height="0.878cm" draw:transform="rotate (0.785398163397448) translate (10.128cm 10.348cm)">
          <draw:text-box>
            <text:p><text:span text:style-name="T2">04/</text:span><text:span text:style-name="T2">11</text:span></text:p>
          </draw:text-box>
        </draw:frame>
        <draw:frame draw:style-name="gr9" draw:text-style-name="P6" draw:layer="layout" svg:width="1.8cm" svg:height="0.878cm" draw:transform="rotate (0.785398163397448) translate (11.028cm 10.348cm)">
          <draw:text-box>
            <text:p><text:span text:style-name="T2">18/</text:span><text:span text:style-name="T2">11</text:span></text:p>
          </draw:text-box>
        </draw:frame>
        <draw:frame draw:style-name="gr9" draw:text-style-name="P6" draw:layer="layout" svg:width="1.8cm" svg:height="0.878cm" draw:transform="rotate (0.785398163397448) translate (11.928cm 10.348cm)">
          <draw:text-box>
            <text:p><text:span text:style-name="T2">02/</text:span><text:span text:style-name="T2">12</text:span></text:p>
          </draw:text-box>
        </draw:frame>
        <draw:frame draw:style-name="gr9" draw:text-style-name="P6" draw:layer="layout" svg:width="1.8cm" svg:height="0.878cm" draw:transform="rotate (0.785398163397448) translate (12.728cm 10.348cm)">
          <draw:text-box>
            <text:p><text:span text:style-name="T2">16/1</text:span><text:span text:style-name="T2">2</text:span></text:p>
          </draw:text-box>
        </draw:frame>
        <draw:frame draw:style-name="gr9" draw:text-style-name="P6" draw:layer="layout" svg:width="1.8cm" svg:height="0.878cm" draw:transform="rotate (0.785398163397448) translate (13.628cm 10.348cm)">
          <draw:text-box>
            <text:p><text:span text:style-name="T2">30/</text:span><text:span text:style-name="T2">12</text:span></text:p>
          </draw:text-box>
        </draw:frame>
        <draw:frame draw:style-name="gr9" draw:text-style-name="P6" draw:layer="layout" svg:width="1.8cm" svg:height="0.878cm" draw:transform="rotate (0.785398163397448) translate (14.528cm 10.348cm)">
          <draw:text-box>
            <text:p><text:span text:style-name="T2">13/01</text:span></text:p>
          </draw:text-box>
        </draw:frame>
        <draw:frame draw:style-name="gr9" draw:text-style-name="P6" draw:layer="layout" svg:width="1.8cm" svg:height="0.878cm" draw:transform="rotate (0.785398163397448) translate (15.381cm 10.353cm)">
          <draw:text-box>
            <text:p><text:span text:style-name="T2">27</text:span><text:span text:style-name="T2">/0</text:span><text:span text:style-name="T2">1</text:span></text:p>
          </draw:text-box>
        </draw:frame>
        <draw:frame draw:style-name="gr16" draw:text-style-name="P7" draw:layer="layout" svg:width="4.7cm" svg:height="0.9cm" svg:x="11.476cm" svg:y="10.683cm">
          <draw:text-box>
            <text:p><text:span text:style-name="T3">D</text:span><text:span text:style-name="T3">a</text:span><text:span text:style-name="T3">t</text:span><text:span text:style-name="T3">e </text:span><text:span text:style-name="T3">(</text:span><text:span text:style-name="T3">d</text:span><text:span text:style-name="T3">a</text:span><text:span text:style-name="T3">y</text:span><text:span text:style-name="T3">/</text:span><text:span text:style-name="T3">m</text:span><text:span text:style-name="T3">o</text:span><text:span text:style-name="T3">n</text:span><text:span text:style-name="T3">t</text:span><text:span text:style-name="T3">h</text:span><text:span text:style-name="T3">)</text:span></text:p>
          </draw:text-box>
        </draw:frame>
        <draw:custom-shape draw:style-name="gr17" draw:text-style-name="P1" draw:layer="layout" svg:width="2.1cm" svg:height="0.659cm" svg:x="13.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13.68cm" svg:y1="7.715cm" svg:x2="13.68cm" svg:y2="9.095cm">
          <text:p/>
        </draw:line>
        <draw:custom-shape draw:style-name="gr19" draw:text-style-name="P1" draw:layer="layout" svg:width="1.39cm" svg:height="1.5cm" svg:x="13.71cm" svg:y="7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1" draw:layer="layout" svg:x1="11.75cm" svg:y1="9.26cm" svg:x2="11.75cm" svg:y2="9.17cm">
          <text:p/>
        </draw:line>
        <draw:line draw:style-name="gr20" draw:text-style-name="P11" draw:layer="layout" svg:x1="12.63cm" svg:y1="9.26cm" svg:x2="12.63cm" svg:y2="9.17cm">
          <text:p/>
        </draw:line>
        <draw:line draw:style-name="gr20" draw:text-style-name="P11" draw:layer="layout" svg:x1="13.5cm" svg:y1="9.26cm" svg:x2="13.5cm" svg:y2="9.17cm">
          <text:p/>
        </draw:line>
        <draw:line draw:style-name="gr20" draw:text-style-name="P11" draw:layer="layout" svg:x1="14.38cm" svg:y1="9.26cm" svg:x2="14.38cm" svg:y2="9.17cm">
          <text:p/>
        </draw:line>
        <draw:line draw:style-name="gr20" draw:text-style-name="P11" draw:layer="layout" svg:x1="15.26cm" svg:y1="9.26cm" svg:x2="15.26cm" svg:y2="9.17cm">
          <text:p/>
        </draw:line>
        <draw:line draw:style-name="gr20" draw:text-style-name="P11" draw:layer="layout" svg:x1="16.14cm" svg:y1="9.26cm" svg:x2="16.14cm" svg:y2="9.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23:06.946379319</meta:creation-date>
    <dc:date>2023-08-22T00:27:10.465630849</dc:date>
    <meta:editing-duration>PT5H31M10S</meta:editing-duration>
    <meta:editing-cycles>15</meta:editing-cycles>
    <meta:generator>LibreOffice/6.4.7.2$Linux_X86_64 LibreOffice_project/40$Build-2</meta:generator>
    <meta:document-statistic meta:object-count="70"/>
  </office:meta>
</office:document-meta>
</file>